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80000003E011DAD3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Liberation Sans1" svg:font-family="'Liberation Sans'" style:font-adornments="Regular" style:font-family-generic="swiss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au2" style:family="table">
      <style:table-properties style:width="17.59cm" fo:break-before="page" table:align="margins"/>
    </style:style>
    <style:style style:name="Tableau2.A" style:family="table-column">
      <style:table-column-properties style:column-width="4.466cm" style:rel-column-width="16640*"/>
    </style:style>
    <style:style style:name="Tableau2.B" style:family="table-column">
      <style:table-column-properties style:column-width="4.593cm" style:rel-column-width="17113*"/>
    </style:style>
    <style:style style:name="Tableau2.C" style:family="table-column">
      <style:table-column-properties style:column-width="8.53cm" style:rel-column-width="31782*"/>
    </style:style>
    <style:style style:name="Tableau2.A1" style:family="table-cell">
      <style:table-cell-properties fo:padding="0.097cm" fo:border-left="0.3pt solid #000000" fo:border-right="0.3pt solid #000000" fo:border-top="0.3pt solid #000000" fo:border-bottom="none"/>
    </style:style>
    <style:style style:name="Tableau2.A2" style:family="table-cell">
      <style:table-cell-properties fo:padding="0.097cm" fo:border-left="0.3pt solid #000000" fo:border-right="0.3pt solid #000000" fo:border-top="none" fo:border-bottom="none"/>
    </style:style>
    <style:style style:name="Tableau2.A5" style:family="table-cell">
      <style:table-cell-properties fo:padding="0.097cm" fo:border-left="0.3pt solid #000000" fo:border-right="none" fo:border-top="none" fo:border-bottom="0.3pt solid #000000"/>
    </style:style>
    <style:style style:name="Tableau2.B5" style:family="table-cell">
      <style:table-cell-properties fo:padding="0.097cm" fo:border-left="none" fo:border-right="none" fo:border-top="none" fo:border-bottom="0.3pt solid #000000"/>
    </style:style>
    <style:style style:name="Tableau2.C5" style:family="table-cell">
      <style:table-cell-properties fo:padding="0.097cm" fo:border-left="none" fo:border-right="0.3pt solid #000000" fo:border-top="none" fo:border-bottom="0.3pt solid #000000"/>
    </style:style>
    <style:style style:name="Tableau1" style:family="table">
      <style:table-properties style:width="17.632cm" fo:margin-left="-0.032cm" table:align="left"/>
    </style:style>
    <style:style style:name="Tableau1.A" style:family="table-column">
      <style:table-column-properties style:column-width="5.292cm"/>
    </style:style>
    <style:style style:name="Tableau1.B" style:family="table-column">
      <style:table-column-properties style:column-width="5.334cm"/>
    </style:style>
    <style:style style:name="Tableau1.C" style:family="table-column">
      <style:table-column-properties style:column-width="7.006cm"/>
    </style:style>
    <style:style style:name="Tableau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C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59cm" table:align="margins"/>
    </style:style>
    <style:style style:name="Tableau3.A" style:family="table-column">
      <style:table-column-properties style:column-width="6.35cm" style:rel-column-width="23658*"/>
    </style:style>
    <style:style style:name="Tableau3.B" style:family="table-column">
      <style:table-column-properties style:column-width="11.24cm" style:rel-column-width="4187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A6" style:family="table-cell">
      <style:table-cell-properties fo:padding="0.097cm" fo:border-left="0.05pt solid #000000" fo:border-right="0.05pt solid #000000" fo:border-top="none" fo:border-bottom="none"/>
    </style:style>
    <style:style style:name="Tableau3.A1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4" style:family="table">
      <style:table-properties style:width="17.59cm" table:align="margins"/>
    </style:style>
    <style:style style:name="Tableau4.A" style:family="table-column">
      <style:table-column-properties style:column-width="17.59cm" style:rel-column-width="65535*"/>
    </style:style>
    <style:style style:name="Tableau4.1" style:family="table-row">
      <style:table-row-properties style:min-row-height="0.804cm"/>
    </style:style>
    <style:style style:name="Tableau4.A1" style:family="table-cell">
      <style:table-cell-properties fo:padding="0.097cm" fo:border="none"/>
    </style:style>
    <style:style style:name="Tableau5" style:family="table">
      <style:table-properties style:width="17.59cm" table:align="margins"/>
    </style:style>
    <style:style style:name="Tableau5.A" style:family="table-column">
      <style:table-column-properties style:column-width="17.59cm" style:rel-column-width="65535*"/>
    </style:style>
    <style:style style:name="Tableau5.A1" style:family="table-cell">
      <style:table-cell-properties fo:padding="0.097cm" fo:border="none"/>
    </style:style>
    <style:style style:name="Tableau7" style:family="table">
      <style:table-properties style:width="17.59cm" table:align="margins"/>
    </style:style>
    <style:style style:name="Tableau7.A" style:family="table-column">
      <style:table-column-properties style:column-width="17.59cm" style:rel-column-width="65535*"/>
    </style:style>
    <style:style style:name="Tableau7.A1" style:family="table-cell">
      <style:table-cell-properties fo:padding="0.097cm" fo:border="none"/>
    </style:style>
    <style:style style:name="P1" style:family="paragraph" style:parent-style-name="Text_20_body">
      <style:text-properties fo:language="fr" fo:country="BE" officeooo:paragraph-rsid="00356202"/>
    </style:style>
    <style:style style:name="P2" style:family="paragraph" style:parent-style-name="Text_20_body">
      <style:text-properties fo:language="fr" fo:country="BE" officeooo:paragraph-rsid="00657601"/>
    </style:style>
    <style:style style:name="P3" style:family="paragraph" style:parent-style-name="Text_20_body">
      <style:text-properties fo:language="fr" fo:country="BE" officeooo:rsid="00a3ec3a" officeooo:paragraph-rsid="00a3ec3a"/>
    </style:style>
    <style:style style:name="P4" style:family="paragraph" style:parent-style-name="Text_20_body">
      <style:text-properties fo:language="fr" fo:country="BE" officeooo:rsid="00a3ec3a" officeooo:paragraph-rsid="00a7a42b"/>
    </style:style>
    <style:style style:name="P5" style:family="paragraph" style:parent-style-name="Text_20_body">
      <style:text-properties fo:language="fr" fo:country="BE" officeooo:paragraph-rsid="00a3ec3a"/>
    </style:style>
    <style:style style:name="P6" style:family="paragraph" style:parent-style-name="Text_20_body">
      <style:text-properties style:font-name="Liberation Sans1" fo:language="fr" fo:country="BE" officeooo:rsid="00a3ec3a" officeooo:paragraph-rsid="00aabc38" style:font-name-asian="Liberation Sans1" style:font-name-complex="Liberation Sans1"/>
    </style:style>
    <style:style style:name="P7" style:family="paragraph" style:parent-style-name="Standard">
      <style:text-properties fo:language="fr" fo:country="BE" officeooo:paragraph-rsid="0032fb8f"/>
    </style:style>
    <style:style style:name="P8" style:family="paragraph" style:parent-style-name="Standard">
      <style:text-properties style:text-underline-style="none" fo:font-weight="normal" officeooo:rsid="004f2956" fo:background-color="#ffff00" style:font-weight-asian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style:font-name="Liberation Serif2" fo:language="fr" fo:country="BE" officeooo:paragraph-rsid="003e08ce"/>
    </style:style>
    <style:style style:name="P10" style:family="paragraph" style:parent-style-name="Standard">
      <style:paragraph-properties fo:margin-left="0cm" fo:margin-right="0cm" fo:text-indent="0cm" style:auto-text-indent="false"/>
      <style:text-properties style:font-name="Liberation Serif2" fo:language="fr" fo:country="BE" officeooo:rsid="00617f87" officeooo:paragraph-rsid="00617f87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ans2" fo:language="fr" fo:country="BE" fo:font-weight="normal" officeooo:paragraph-rsid="008f3d05" style:font-weight-asian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  <style:text-properties style:font-name="Liberation Sans2" fo:language="fr" fo:country="BE" officeooo:rsid="00a31578" officeooo:paragraph-rsid="00a31578"/>
    </style:style>
    <style:style style:name="P13" style:family="paragraph" style:parent-style-name="Standard">
      <style:paragraph-properties fo:margin-left="0cm" fo:margin-right="0cm" fo:text-indent="0cm" style:auto-text-indent="false" fo:break-before="page"/>
      <style:text-properties style:font-name="Liberation Sans2" fo:language="fr" fo:country="BE" officeooo:rsid="00a10c84" officeooo:paragraph-rsid="00a10c84"/>
    </style:style>
    <style:style style:name="P14" style:family="paragraph" style:parent-style-name="Frame_20_contents">
      <style:paragraph-properties fo:text-align="start" style:justify-single-word="false"/>
    </style:style>
    <style:style style:name="P15" style:family="paragraph" style:parent-style-name="Text_20_body">
      <style:paragraph-properties fo:break-before="page"/>
      <style:text-properties fo:language="fr" fo:country="BE" style:text-underline-style="solid" style:text-underline-width="auto" style:text-underline-color="font-color" officeooo:rsid="00a3ec3a" officeooo:paragraph-rsid="00a3ec3a"/>
    </style:style>
    <style:style style:name="P16" style:family="paragraph" style:parent-style-name="Table_20_Contents">
      <style:paragraph-properties fo:text-align="center" style:justify-single-word="false"/>
      <style:text-properties fo:font-size="10pt" fo:font-style="italic" officeooo:rsid="006ef68d" officeooo:paragraph-rsid="006ef68d" style:font-name-asian="DejaVu Sans" style:font-size-asian="10pt" style:font-style-asian="italic" style:font-name-complex="DejaVu Sans" style:font-size-complex="10pt" style:font-style-complex="italic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2" fo:font-size="14pt" fo:font-weight="bold" officeooo:rsid="00670433" officeooo:paragraph-rsid="00670433" style:font-name-asian="DejaVu Sans" style:font-size-asian="14pt" style:font-weight-asian="bold" style:font-name-complex="DejaVu Sans" style:font-size-complex="14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Liberation Sans2" fo:font-size="14pt" fo:language="fr" fo:country="BE" fo:font-weight="bold" officeooo:rsid="00670433" officeooo:paragraph-rsid="0073d364" style:font-name-asian="DejaVu Sans" style:font-size-asian="14pt" style:font-weight-asian="bold" style:font-name-complex="DejaVu Sans" style:font-size-complex="14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2" fo:font-size="12pt" fo:font-weight="bold" officeooo:rsid="00670433" officeooo:paragraph-rsid="0086e846" style:font-name-asian="DejaVu Sans" style:font-size-asian="12pt" style:font-weight-asian="bold" style:font-name-complex="DejaVu Sans" style:font-size-complex="12pt" style:font-weight-complex="bold"/>
    </style:style>
    <style:style style:name="P20" style:family="paragraph" style:parent-style-name="Table_20_Contents">
      <style:text-properties officeooo:rsid="009007a6" officeooo:paragraph-rsid="009007a6"/>
    </style:style>
    <style:style style:name="P21" style:family="paragraph" style:parent-style-name="Table_20_Contents">
      <style:text-properties officeooo:rsid="009007a6" officeooo:paragraph-rsid="0090f389"/>
    </style:style>
    <style:style style:name="P22" style:family="paragraph" style:parent-style-name="Table_20_Contents">
      <style:text-properties style:text-underline-style="solid" style:text-underline-width="auto" style:text-underline-color="font-color" officeooo:rsid="009007a6" officeooo:paragraph-rsid="009007a6"/>
    </style:style>
    <style:style style:name="P23" style:family="paragraph" style:parent-style-name="Table_20_Contents">
      <style:text-properties officeooo:paragraph-rsid="00939142"/>
    </style:style>
    <style:style style:name="P24" style:family="paragraph" style:parent-style-name="Table_20_Contents">
      <style:text-properties officeooo:paragraph-rsid="009393d5"/>
    </style:style>
    <style:style style:name="P25" style:family="paragraph" style:parent-style-name="Table_20_Contents">
      <style:text-properties officeooo:paragraph-rsid="00976ad2"/>
    </style:style>
    <style:style style:name="P26" style:family="paragraph" style:parent-style-name="Table_20_Contents">
      <style:text-properties officeooo:paragraph-rsid="009cd00a"/>
    </style:style>
    <style:style style:name="P27" style:family="paragraph" style:parent-style-name="Table_20_Contents">
      <style:text-properties fo:language="fr" fo:country="BE" officeooo:rsid="009007a6" officeooo:paragraph-rsid="009eaf69"/>
    </style:style>
    <style:style style:name="P28" style:family="paragraph" style:parent-style-name="Table_20_Contents">
      <style:text-properties fo:language="fr" fo:country="BE" officeooo:rsid="009007a6" officeooo:paragraph-rsid="00aabc38"/>
    </style:style>
    <style:style style:name="P29" style:family="paragraph" style:parent-style-name="Table_20_Heading">
      <style:paragraph-properties fo:text-align="start" style:justify-single-word="false"/>
      <style:text-properties style:use-window-font-color="true" style:font-name="Liberation Sans2" fo:font-size="12pt" fo:language="fr" fo:country="BE" fo:font-weight="normal" officeooo:rsid="008aea1b" officeooo:paragraph-rsid="008aea1b" style:font-size-asian="12pt" style:font-weight-asian="normal" style:font-size-complex="12pt" style:font-weight-complex="normal"/>
    </style:style>
    <style:style style:name="P30" style:family="paragraph" style:parent-style-name="Table_20_Heading">
      <style:paragraph-properties fo:text-align="start" style:justify-single-word="false"/>
      <style:text-properties style:use-window-font-color="true" style:font-name="Liberation Sans2" fo:font-size="12pt" fo:language="fr" fo:country="BE" fo:font-weight="normal" officeooo:rsid="008aea1b" officeooo:paragraph-rsid="008d89e6" style:font-size-asian="12pt" style:font-weight-asian="normal" style:font-size-complex="12pt" style:font-weight-complex="normal"/>
    </style:style>
    <style:style style:name="P31" style:family="paragraph" style:parent-style-name="Table_20_Heading">
      <style:paragraph-properties fo:text-align="start" style:justify-single-word="false"/>
      <style:text-properties style:use-window-font-color="true" style:font-name="Liberation Sans2" fo:font-size="12pt" fo:language="fr" fo:country="BE" fo:font-weight="normal" officeooo:rsid="004f2956" officeooo:paragraph-rsid="008aea1b" style:font-size-asian="12pt" style:font-weight-asian="normal" style:font-size-complex="12pt" style:font-weight-complex="normal"/>
    </style:style>
    <style:style style:name="P32" style:family="paragraph" style:parent-style-name="Standard" style:master-page-name="Standard">
      <style:paragraph-properties style:page-number="auto" fo:break-before="auto" fo:break-after="auto"/>
      <style:text-properties fo:language="fr" fo:country="BE"/>
    </style:style>
    <style:style style:name="P33" style:family="paragraph" style:parent-style-name="Standard" style:master-page-name="Standard">
      <style:paragraph-properties style:page-number="auto" fo:break-before="auto" fo:break-after="auto"/>
      <style:text-properties fo:language="fr" fo:country="BE" officeooo:rsid="009a3a97" officeooo:paragraph-rsid="009c1ac4"/>
    </style:style>
    <style:style style:name="P34" style:family="paragraph" style:parent-style-name="Standard" style:master-page-name="Standard">
      <style:paragraph-properties style:page-number="auto" fo:break-before="auto" fo:break-after="auto"/>
      <style:text-properties fo:language="fr" fo:country="BE" officeooo:paragraph-rsid="00a02908"/>
    </style:style>
    <style:style style:name="P35" style:family="paragraph" style:parent-style-name="Standard" style:list-style-name="L1" style:master-page-name="Standard">
      <style:paragraph-properties style:page-number="auto" fo:break-before="auto" fo:break-after="auto"/>
      <style:text-properties officeooo:paragraph-rsid="00b8e6d5"/>
    </style:style>
    <style:style style:name="P36" style:family="paragraph" style:parent-style-name="Standard" style:master-page-name="Standard">
      <style:paragraph-properties style:page-number="auto" fo:break-before="auto" fo:break-after="auto"/>
      <style:text-properties style:use-window-font-color="true" style:font-name="Liberation Sans2" fo:font-size="12pt" fo:language="fr" fo:country="BE" fo:font-weight="bold" officeooo:rsid="00670433" officeooo:paragraph-rsid="00a02908" style:font-name-asian="DejaVu Sans" style:font-size-asian="12pt" style:font-weight-asian="bold" style:font-name-complex="DejaVu Sans" style:font-size-complex="12pt" style:font-weight-complex="bold"/>
    </style:style>
    <style:style style:name="P37" style:family="paragraph" style:parent-style-name="Standard" style:master-page-name="Standard">
      <style:paragraph-properties style:page-number="auto" fo:break-before="auto" fo:break-after="auto"/>
      <style:text-properties style:use-window-font-color="true" style:font-name="Liberation Sans2" fo:font-size="12pt" fo:language="fr" fo:country="BE" fo:font-weight="bold" officeooo:rsid="00670433" officeooo:paragraph-rsid="009cd00a" style:font-name-asian="DejaVu Sans" style:font-size-asian="12pt" style:font-weight-asian="bold" style:font-name-complex="DejaVu Sans" style:font-size-complex="12pt" style:font-weight-complex="bold"/>
    </style:style>
    <style:style style:name="P38" style:family="paragraph" style:parent-style-name="Standard" style:master-page-name="Standard">
      <style:paragraph-properties style:page-number="auto" fo:break-before="auto" fo:break-after="auto"/>
      <style:text-properties style:use-window-font-color="true" style:font-name="Liberation Sans2" fo:font-size="12pt" fo:language="fr" fo:country="BE" fo:font-weight="bold" officeooo:rsid="00670433" officeooo:paragraph-rsid="00aabc38" style:font-name-asian="DejaVu Sans" style:font-size-asian="12pt" style:font-weight-asian="bold" style:font-name-complex="DejaVu Sans" style:font-size-complex="12pt" style:font-weight-complex="bold"/>
    </style:style>
    <style:style style:name="P39" style:family="paragraph" style:parent-style-name="Text_20_body">
      <style:text-properties fo:language="fr" fo:country="BE" officeooo:paragraph-rsid="00356202"/>
    </style:style>
    <style:style style:name="P40" style:family="paragraph" style:parent-style-name="Table_20_Contents">
      <style:paragraph-properties fo:text-align="center" style:justify-single-word="false"/>
      <style:text-properties style:font-name="Liberation Sans2" fo:font-size="12pt" fo:language="fr" fo:country="BE" fo:font-weight="bold" officeooo:rsid="00836a89" officeooo:paragraph-rsid="00836a89" style:font-name-asian="DejaVu Sans" style:font-size-asian="12pt" style:font-weight-asian="bold" style:font-name-complex="DejaVu Sans" style:font-size-complex="12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Liberation Sans2" fo:font-size="12pt" fo:language="fr" fo:country="BE" fo:font-weight="bold" officeooo:rsid="00836a89" officeooo:paragraph-rsid="0086e846" style:font-name-asian="DejaVu Sans" style:font-size-asian="12pt" style:font-weight-asian="bold" style:font-name-complex="DejaVu Sans" style:font-size-complex="12pt" style:font-weight-complex="bold"/>
    </style:style>
    <style:style style:name="P42" style:family="paragraph" style:parent-style-name="Table_20_Contents" style:list-style-name="L2">
      <style:text-properties style:use-window-font-color="true" style:font-name="Liberation Sans2" fo:font-size="12pt" fo:language="fr" fo:country="BE" fo:font-weight="bold" officeooo:rsid="00670433" officeooo:paragraph-rsid="009cd00a" style:font-name-asian="DejaVu Sans" style:font-size-asian="12pt" style:font-weight-asian="bold" style:font-name-complex="DejaVu Sans" style:font-size-complex="12pt" style:font-weight-complex="bold"/>
    </style:style>
    <style:style style:name="P43" style:family="paragraph" style:parent-style-name="Table_20_Contents" style:list-style-name="L2">
      <style:text-properties style:use-window-font-color="true" style:font-name="Liberation Sans2" fo:font-size="12pt" fo:language="fr" fo:country="BE" fo:font-weight="bold" officeooo:rsid="00670433" officeooo:paragraph-rsid="00aabc38" style:font-name-asian="DejaVu Sans" style:font-size-asian="12pt" style:font-weight-asian="bold" style:font-name-complex="DejaVu Sans" style:font-size-complex="12pt" style:font-weight-complex="bold"/>
    </style:style>
    <style:style style:name="P44" style:family="paragraph" style:parent-style-name="Frame_20_contents">
      <style:paragraph-properties fo:text-align="start" style:justify-single-word="false"/>
    </style:style>
    <style:style style:name="T1" style:family="text">
      <style:text-properties fo:language="fr" fo:country="BE"/>
    </style:style>
    <style:style style:name="T2" style:family="text">
      <style:text-properties fo:language="fr" fo:country="BE" officeooo:rsid="00836a89"/>
    </style:style>
    <style:style style:name="T3" style:family="text">
      <style:text-properties officeooo:rsid="008aea1b"/>
    </style:style>
    <style:style style:name="T4" style:family="text">
      <style:text-properties style:use-window-font-color="true" style:font-name="Liberation Sans2" fo:font-size="12pt" fo:language="fr" fo:country="BE" fo:font-weight="bold" officeooo:rsid="00670433" style:font-name-asian="DejaVu Sans" style:font-size-asian="12pt" style:font-weight-asian="bold" style:font-name-complex="DejaVu Sans" style:font-size-complex="12pt" style:font-weight-complex="bold"/>
    </style:style>
    <style:style style:name="T5" style:family="text">
      <style:text-properties style:use-window-font-color="true" fo:font-size="12pt" fo:font-weight="bold" officeooo:rsid="00670433" style:font-name-asian="DejaVu Sans" style:font-size-asian="12pt" style:font-weight-asian="bold" style:font-name-complex="DejaVu Sans" style:font-size-complex="12pt" style:font-weight-complex="bold"/>
    </style:style>
    <style:style style:name="T6" style:family="text">
      <style:text-properties fo:font-weight="bold" officeooo:rsid="00670433" style:font-name-asian="DejaVu Sans" style:font-weight-asian="bold" style:font-name-complex="DejaVu Sans" style:font-weight-complex="bold"/>
    </style:style>
    <style:style style:name="T7" style:family="text">
      <style:text-properties officeooo:rsid="009007a6"/>
    </style:style>
    <style:style style:name="fr1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  <style:text-properties style:font-name="Star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placeholder text:placeholder-type="text">&lt;for each="site in objects"&gt;</text:placeholder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table:number-columns-spanned="3" office:value-type="string">
            <text:p text:style-name="P17">Fiche de chantier N° <text:span text:style-name="T1"><text:placeholder text:placeholder-type="text">&lt;site.name&gt;</text:placeholder></text:span></text:p>
          </table:table-cell>
          <table:covered-table-cell/>
          <table:covered-table-cell/>
        </table:table-row>
        <table:table-row>
          <table:table-cell table:style-name="Tableau2.A2" table:number-columns-spanned="3" office:value-type="string">
            <text:p text:style-name="P16">Décret n°2010-1603 du 17 décembre 2010</text:p>
          </table:table-cell>
          <table:covered-table-cell/>
          <table:covered-table-cell/>
        </table:table-row>
        <table:table-row>
          <table:table-cell table:style-name="Tableau2.A2" table:number-columns-spanned="3" office:value-type="string">
            <text:p text:style-name="P16">Arrêté du 31 mars relatif à la fiche de chantier</text:p>
          </table:table-cell>
          <table:covered-table-cell/>
          <table:covered-table-cell/>
        </table:table-row>
        <table:table-row>
          <table:table-cell table:style-name="Tableau2.A2" table:number-columns-spanned="3" office:value-type="string">
            <text:p text:style-name="P18"><text:placeholder text:placeholder-type="text">&lt;site.owner.addresses[0].full_address&gt;</text:placeholder></text:p>
          </table:table-cell>
          <table:covered-table-cell/>
          <table:covered-table-cell/>
        </table:table-row>
        <table:table-row>
          <table:table-cell table:style-name="Tableau2.A5" office:value-type="string">
            <text:p text:style-name="P40">Tél : </text:p>
          </table:table-cell>
          <table:table-cell table:style-name="Tableau2.B5" office:value-type="string">
            <text:p text:style-name="P19"><text:span text:style-name="T1">F</text:span><text:span text:style-name="T2">ax : </text:span></text:p>
          </table:table-cell>
          <table:table-cell table:style-name="Tableau2.C5" office:value-type="string">
            <text:p text:style-name="P41">Email : </text:p>
          </table:table-cell>
        </table:table-row>
      </table:table>
      <text:p text:style-name="P8"/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P29">N° de Lot : <text:span text:style-name="T6"><text:placeholder text:placeholder-type="text">&lt;site.lot&gt;</text:placeholder></text:span></text:p>
            </table:table-cell>
            <table:table-cell table:style-name="Tableau1.A1" office:value-type="string">
              <text:p text:style-name="P31">N<text:span text:style-name="T3">° PEFC : </text:span><text:span text:style-name="T6"><text:placeholder text:placeholder-type="text">&lt;site.pefc&gt;</text:placeholder></text:span></text:p>
            </table:table-cell>
            <table:table-cell table:style-name="Tableau1.C1" office:value-type="string">
              <text:p text:style-name="P30">Suivi chantier : <text:span text:style-name="T6"><text:placeholder text:placeholder-type="text">&lt;site.site_supervision.name&gt;</text:placeholder></text:span></text:p>
            </table:table-cell>
          </table:table-row>
        </table:table-header-rows>
        <table:table-row>
          <table:table-cell table:style-name="Tableau1.A2" office:value-type="string">
            <text:p text:style-name="P11">D<text:span text:style-name="T3">ate : </text:span><text:span text:style-name="T5"><text:placeholder text:placeholder-type="text">&lt;site.site_date&gt;</text:placeholder></text:span></text:p>
          </table:table-cell>
          <table:table-cell table:style-name="Tableau1.B2" table:number-columns-spanned="2" office:value-type="string">
            <text:p text:style-name="P11">D<text:span text:style-name="T3">élai de réalisation des travaux : </text:span><text:span text:style-name="T5"><text:placeholder text:placeholder-type="text">&lt;site.dead_line_work&gt;</text:placeholder></text:span></text:p>
          </table:table-cell>
          <table:covered-table-cell/>
        </table:table-row>
      </table:table>
      <text:p text:style-name="P9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2">Renseignements généraux</text:p>
          </table:table-cell>
          <table:table-cell table:style-name="Tableau3.B1" office:value-type="string">
            <text:p text:style-name="Table_20_Contents"/>
          </table:table-cell>
        </table:table-row>
        <table:table-row>
          <table:table-cell table:style-name="Tableau3.A2" table:number-columns-spanned="2" office:value-type="string">
            <text:p text:style-name="P20">Nom du (des) donneur(s) d'ordres (propriétaire ou entreprise) : <text:span text:style-name="T4"><text:placeholder text:placeholder-type="text">&lt;site.owner.name&gt;</text:placeholder></text:span></text:p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21">Nom du propriétaire ou gestionnaire : <text:span text:style-name="T4"><text:placeholder text:placeholder-type="text">&lt;site.moa.name&gt;</text:placeholder></text:span></text:p>
          </table:table-cell>
          <table:covered-table-cell/>
        </table:table-row>
        <table:table-row>
          <table:table-cell table:style-name="Tableau3.A4" office:value-type="string">
            <text:p text:style-name="P23">C<text:span text:style-name="T7">ommune : </text:span><text:span text:style-name="T4"><text:placeholder text:placeholder-type="text">&lt;site.commune.name&gt;</text:placeholder></text:span></text:p>
          </table:table-cell>
          <table:table-cell table:style-name="Tableau3.A2" office:value-type="string">
            <text:p text:style-name="P24">D<text:span text:style-name="T7">épartement : </text:span><text:span text:style-name="T4"><text:placeholder text:placeholder-type="text">&lt;site.commune.subdivision.name&gt;</text:placeholder></text:span></text:p>
          </table:table-cell>
        </table:table-row>
        <table:table-row>
          <table:table-cell table:style-name="Tableau3.A2" table:number-columns-spanned="2" office:value-type="string">
            <text:p text:style-name="P25">V<text:span text:style-name="T7">olume (m3) : </text:span><text:span text:style-name="T4"><text:placeholder text:placeholder-type="text">&lt;site.volume&gt;</text:placeholder></text:span></text:p>
          </table:table-cell>
          <table:covered-table-cell/>
        </table:table-row>
        <table:table-row>
          <table:table-cell table:style-name="Tableau3.A6" table:number-columns-spanned="2" office:value-type="string">
            <text:p text:style-name="P33">Essence(s) :</text:p>
          </table:table-cell>
          <table:covered-table-cell/>
        </table:table-row>
        <table:table-row>
          <table:table-cell table:style-name="Tableau3.A6" table:number-columns-spanned="2" office:value-type="string">
            <text:p text:style-name="P34"><text:placeholder text:placeholder-type="text">&lt;for each="taxon in site.taxon"&gt;</text:placeholder></text:p>
          </table:table-cell>
          <table:covered-table-cell/>
        </table:table-row>
        <table:table-row>
          <table:table-cell table:style-name="Tableau3.A6" table:number-columns-spanned="2" office:value-type="string">
            <text:list xml:id="list6456302604785412428" text:style-name="L1">
              <text:list-item>
                <text:p text:style-name="P35"><text:span text:style-name="T4"><text:placeholder text:placeholder-type="text">&lt;taxon.name&gt;</text:placeholder></text:span><text:span text:style-name="T4"> / </text:span><text:span text:style-name="T4"><text:placeholder text:placeholder-type="text">&lt;taxon.lib_long&gt;</text:placeholder></text:span></text:p>
              </text:list-item>
            </text:list>
          </table:table-cell>
          <table:covered-table-cell/>
        </table:table-row>
        <table:table-row>
          <table:table-cell table:style-name="Tableau3.A6" table:number-columns-spanned="2" office:value-type="string">
            <text:p text:style-name="P36"><text:placeholder text:placeholder-type="text">&lt;/for&gt;</text:placeholder></text:p>
          </table:table-cell>
          <table:covered-table-cell/>
        </table:table-row>
        <table:table-row>
          <table:table-cell table:style-name="Tableau3.A6" table:number-columns-spanned="2" office:value-type="string">
            <text:p text:style-name="P36"/>
          </table:table-cell>
          <table:covered-table-cell/>
        </table:table-row>
        <table:table-row>
          <table:table-cell table:style-name="Tableau3.A11" table:number-columns-spanned="2" office:value-type="string">
            <text:p text:style-name="P26">N<text:span text:style-name="T7">ature des travaux : <text:s/></text:span></text:p>
          </table:table-cell>
          <table:covered-table-cell/>
        </table:table-row>
        <table:table-row>
          <table:table-cell table:style-name="Tableau3.A6" table:number-columns-spanned="2" office:value-type="string">
            <text:p text:style-name="P27"><text:placeholder text:placeholder-type="text">&lt;for each="nat in site.nature"&gt;</text:placeholder></text:p>
          </table:table-cell>
          <table:covered-table-cell/>
        </table:table-row>
        <table:table-row>
          <table:table-cell table:style-name="Tableau3.A6" table:number-columns-spanned="2" office:value-type="string">
            <text:list xml:id="list1981638504414613630" text:style-name="L2">
              <text:list-item>
                <text:p text:style-name="P42"><text:placeholder text:placeholder-type="text">&lt;nat.lib_long&gt;</text:placeholder></text:p>
              </text:list-item>
            </text:list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37"><text:placeholder text:placeholder-type="text">&lt;/for&gt;</text:placeholder></text:p>
          </table:table-cell>
          <table:covered-table-cell/>
        </table:table-row>
        <table:table-row>
          <table:table-cell table:style-name="Tableau3.A2" table:number-columns-spanned="2" office:value-type="string">
            <text:p text:style-name="P37"/>
          </table:table-cell>
          <table:covered-table-cell/>
        </table:table-row>
      </table:table>
      <text:p text:style-name="P9"/>
      <text:p text:style-name="P12">Observations :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<draw:frame draw:style-name="fr1" draw:name="image: (StringIO(str(site.situation_map)), 'image/jpeg')" text:anchor-type="paragraph" svg:x="-0.011cm" svg:y="0.086cm" svg:width="17.708cm" svg:height="11.552cm" draw:z-index="5"><draw:text-box><text:p text:style-name="P14"/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7"/>
      <text:p text:style-name="P1"/>
      <text:p text:style-name="P1"><draw:frame draw:style-name="fr1" draw:name="image: (StringIO(str(site.image_map)), 'image/jpeg')" text:anchor-type="paragraph" svg:x="-0.011cm" svg:y="0.086cm" svg:width="17.708cm" svg:height="11.552cm" draw:z-index="6"><draw:text-box><text:p text:style-name="P14"/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Règles de sécurité pour les intervenants</text:p>
      <text:p text:style-name="P1"/>
      <text:p text:style-name="P3">Port des EPI pour tous (casque complet, chaussures de sécurité, pantalon de sécurité, gants).</text:p>
      <text:p text:style-name="P3">Vêtements de couleur vive.</text:p>
      <text:p text:style-name="P3">Minimum 2 sauveteurs secouristes du travail par équipe.</text:p>
      <text:p text:style-name="P3">(1 par équipe de moins de 5 jusqu'à décembre 2013)</text:p>
      <text:p text:style-name="P3">Trousse de sécurité sur le chantier et à portée de mains du matériel leur permettant d'arrêter un saignement abondant.</text:p>
      <text:p text:style-name="P3">Définir les distances de sécurité entre les travailleurs.</text:p>
      <text:p text:style-name="P3">Pour les bûcherons : 2 fois la longueur des arbres à abattre.</text:p>
      <text:p text:style-name="P3">Pour les porteurs et têtes abatteuse : voir conformité des engins (distance dédié sur les grues).</text:p>
      <text:p text:style-name="P3">Pour les skidders : une longueur de câble déroulé.</text:p>
      <text:p text:style-name="P3">Stationner les véhicules dans le sens du départ et laisser la voie d'accès libre.</text:p>
      <text:p text:style-name="P3">Rappeler les consignes de sécurité au nouveau personnel (formation d'embauche).</text:p>
      <text:p text:style-name="P3">Extincteur valide sur les engins ou les voitures (Cf. Décret départementaux).</text:p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4">Voies de circulation :</text:p>
          </table:table-cell>
        </table:table-row>
        <table:table-row>
          <table:table-cell table:style-name="Tableau4.A1" office:value-type="string">
            <text:p text:style-name="P27"><text:placeholder text:placeholder-type="text">&lt;for each="voi in site.voie"&gt;</text:placeholder></text:p>
          </table:table-cell>
        </table:table-row>
        <table:table-row>
          <table:table-cell table:style-name="Tableau4.A1" office:value-type="string">
            <text:list xml:id="list122417977666026" text:continue-numbering="true" text:style-name="L2">
              <text:list-item>
                <text:p text:style-name="P42"><text:placeholder text:placeholder-type="text">&lt;voi.lib_long&gt;</text:placeholder></text:p>
              </text:list-item>
            </text:list>
          </table:table-cell>
        </table:table-row>
        <table:table-row>
          <table:table-cell table:style-name="Tableau4.A1" office:value-type="string">
            <text:p text:style-name="P37"><text:placeholder text:placeholder-type="text">&lt;/for&gt;</text:placeholder></text:p>
          </table:table-cell>
        </table:table-row>
      </table:table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6">Ouvrages divers :</text:p>
          </table:table-cell>
        </table:table-row>
        <table:table-row>
          <table:table-cell table:style-name="Tableau5.A1" office:value-type="string">
            <text:p text:style-name="P28"><text:placeholder text:placeholder-type="text">&lt;for each="ouv in site.ouvrage"&gt;</text:placeholder></text:p>
          </table:table-cell>
        </table:table-row>
        <table:table-row>
          <table:table-cell table:style-name="Tableau5.A1" office:value-type="string">
            <text:list xml:id="list122416946512618" text:continue-numbering="true" text:style-name="L2">
              <text:list-item>
                <text:p text:style-name="P43"><text:placeholder text:placeholder-type="text">&lt;ouv.lib_long&gt;</text:placeholder></text:p>
              </text:list-item>
            </text:list>
          </table:table-cell>
        </table:table-row>
        <table:table-row>
          <table:table-cell table:style-name="Tableau5.A1" office:value-type="string">
            <text:p text:style-name="P38"><text:placeholder text:placeholder-type="text">&lt;/for&gt;</text:placeholder></text:p>
          </table:table-cell>
        </table:table-row>
      </table:table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6">Autres risques :</text:p>
          </table:table-cell>
        </table:table-row>
        <table:table-row>
          <table:table-cell table:style-name="Tableau7.A1" office:value-type="string">
            <text:p text:style-name="P28"><text:placeholder text:placeholder-type="text">&lt;for each="ris in site.risque"&gt;</text:placeholder></text:p>
          </table:table-cell>
        </table:table-row>
        <table:table-row>
          <table:table-cell table:style-name="Tableau7.A1" office:value-type="string">
            <text:list xml:id="list122418086574027" text:continue-numbering="true" text:style-name="L2">
              <text:list-item>
                <text:p text:style-name="P43"><text:placeholder text:placeholder-type="text">&lt;ris.lib_long&gt;</text:placeholder></text:p>
              </text:list-item>
            </text:list>
          </table:table-cell>
        </table:table-row>
        <table:table-row>
          <table:table-cell table:style-name="Tableau7.A1" office:value-type="string">
            <text:p text:style-name="P38"><text:placeholder text:placeholder-type="text">&lt;/for&gt;</text:placeholder></text:p>
          </table:table-cell>
        </table:table-row>
      </table:table>
      <text:p text:style-name="P5"/>
      <text:p text:style-name="P3">Si présence, indiquer les consignes à respecter :</text:p>
      <text:p text:style-name="P3"/>
      <text:p text:style-name="P3"/>
      <text:p text:style-name="P3"/>
      <text:p text:style-name="P1"/>
      <text:p text:style-name="P1"><text:soft-page-break/></text:p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Liberation Sans1" svg:font-family="'Liberation Sans'" style:font-adornments="Regular" style:font-family-generic="swiss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053cm" fo:margin-bottom="0.796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831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0.796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10.88cm" svg:y="0.423cm" svg:width="6.309cm" svg:height="1.909cm" draw:z-index="4"><draw:image xlink:href="Pictures/10000000000000C80000003E011DAD34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3"/>
    <style:master-page style:name="bef_5f_conditions" style:display-name="bef_conditions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Dev/4.3.0.0.alpha0$Linux_X86_64 LibreOffice_project/75e7d6f12e914b63e66968890533b2a56d0b1a7e</meta:generator>
    <meta:creation-date>2008-06-07T15:28:22</meta:creation-date>
    <dc:date>2009-01-10T16:03:33</dc:date>
    <meta:editing-cycles>1</meta:editing-cycles>
    <meta:editing-duration>PT0S</meta:editing-duration>
    <meta:document-statistic meta:table-count="6" meta:image-count="1" meta:object-count="0" meta:page-count="5" meta:paragraph-count="55" meta:word-count="289" meta:character-count="1948" meta:non-whitespace-character-count="1714"/>
    <meta:user-defined meta:name="Info 1"/>
    <meta:user-defined meta:name="Info 2"/>
    <meta:user-defined meta:name="Info 3"/>
    <meta:user-defined meta:name="Info 4"/>
  </office:meta>
</office:document-meta>
</file>